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163cm" fo:margin-left="0.002cm" fo:margin-top="0cm" fo:margin-bottom="0cm" table:align="left" style:writing-mode="lr-tb"/>
    </style:style>
    <style:style style:name="Таблица1.A" style:family="table-column">
      <style:table-column-properties style:column-width="9.525cm"/>
    </style:style>
    <style:style style:name="Таблица1.B" style:family="table-column">
      <style:table-column-properties style:column-width="2.228cm"/>
    </style:style>
    <style:style style:name="Таблица1.C" style:family="table-column">
      <style:table-column-properties style:column-width="1.998cm"/>
    </style:style>
    <style:style style:name="Таблица1.D" style:family="table-column">
      <style:table-column-properties style:column-width="1.752cm"/>
    </style:style>
    <style:style style:name="Таблица1.E" style:family="table-column">
      <style:table-column-properties style:column-width="1.66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background-color="#ffffff" fo:padding-left="0.175cm" fo:padding-right="0.189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Таблица1.B1" style:family="table-cell">
      <style:table-cell-properties fo:background-color="#ffffff" fo:padding-left="0.175cm" fo:padding-right="0.189cm" fo:padding-top="0cm" fo:padding-bottom="0cm" fo:border-left="0.75pt solid #000001" fo:border-right="0.5pt solid #000001" fo:border-top="0.5pt solid #000001" fo:border-bottom="0.5pt solid #000001">
        <style:background-image/>
      </style:table-cell-properties>
    </style:style>
    <style:style style:name="Таблица1.B2" style:family="table-cell">
      <style:table-cell-properties fo:background-color="#ffffff" fo:padding-left="0.175cm" fo:padding-right="0.189cm" fo:padding-top="0cm" fo:padding-bottom="0cm" fo:border-left="0.75pt solid #000001" fo:border-right="none" fo:border-top="0.5pt solid #000001" fo:border-bottom="0.75pt solid #000001">
        <style:background-image/>
      </style:table-cell-properties>
    </style:style>
    <style:style style:name="Таблица1.C2" style:family="table-cell">
      <style:table-cell-properties fo:background-color="#ffffff" fo:padding-left="0.175cm" fo:padding-right="0.189cm" fo:padding-top="0cm" fo:padding-bottom="0cm" fo:border-left="0.75pt solid #000001" fo:border-right="0.5pt solid #000001" fo:border-top="0.75pt solid #000001" fo:border-bottom="0.75pt solid #000001">
        <style:background-image/>
      </style:table-cell-properties>
    </style:style>
    <style:style style:name="Таблица1.3" style:family="table-row">
      <style:table-row-properties fo:keep-together="always"/>
    </style:style>
    <style:style style:name="Таблица1.E3" style:family="table-cell">
      <style:table-cell-properties fo:background-color="#ffffff" fo:padding-left="0.18cm" fo:padding-right="0.189cm" fo:padding-top="0cm" fo:padding-bottom="0cm" fo:border-left="0.5pt solid #000001" fo:border-right="0.5pt solid #000001" fo:border-top="0.75pt solid #000001" fo:border-bottom="0.75pt solid #000001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fo:keep-together="auto"/>
    </style:style>
    <style:style style:name="Таблица2" style:family="table">
      <style:table-properties style:width="14.019cm" fo:margin-left="0.242cm" fo:margin-top="0cm" fo:margin-bottom="0cm" table:align="left" style:writing-mode="lr-tb"/>
    </style:style>
    <style:style style:name="Таблица2.A" style:family="table-column">
      <style:table-column-properties style:column-width="1.249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2.75cm"/>
    </style:style>
    <style:style style:name="Таблица2.D" style:family="table-column">
      <style:table-column-properties style:column-width="5.76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2.D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Таблица3" style:family="table">
      <style:table-properties style:width="16.898cm" fo:margin-left="-0.199cm" fo:margin-top="0cm" fo:margin-bottom="0cm" table:align="left" style:writing-mode="lr-tb"/>
    </style:style>
    <style:style style:name="Таблица3.A" style:family="table-column">
      <style:table-column-properties style:column-width="4.706cm"/>
    </style:style>
    <style:style style:name="Таблица3.B" style:family="table-column">
      <style:table-column-properties style:column-width="12.1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3.B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Таблица3.4" style:family="table-row">
      <style:table-row-properties style:min-row-height="2.5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752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orphans="0" fo:widows="0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orphans="0" fo:widows="0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53cm"/>
          <style:tab-stop style:position="1.27cm"/>
        </style:tab-stops>
      </style:paragraph-properties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 style:list-style-name="WWNum6"/>
    <style:style style:name="P14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text-transform="uppercase" fo:font-weight="bold" style:font-weight-asian="bold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 style:snap-to-layout-grid="false"/>
      <style:text-properties style:font-name="Calibri" fo:font-size="14pt" style:font-name-asian="Calibri1" style:font-size-asian="14pt" style:language-asian="en" style:country-asian="US" style:font-name-complex="Calibri1" style:font-size-complex="14pt"/>
    </style:style>
    <style:style style:name="P19" style:family="paragraph" style:parent-style-name="Standard" style:list-style-name="WWNum4"/>
    <style:style style:name="P20" style:family="paragraph" style:parent-style-name="Standard">
      <style:paragraph-properties fo:margin-left="9.001cm" fo:margin-right="0cm" fo:margin-top="0.212cm" fo:margin-bottom="0.212cm" loext:contextual-spacing="false" fo:text-indent="0cm" style:auto-text-indent="false"/>
    </style:style>
    <style:style style:name="P21" style:family="paragraph" style:parent-style-name="Standard">
      <style:paragraph-properties fo:keep-with-next="always"/>
    </style:style>
    <style:style style:name="P22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 fo:keep-together="always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keep-together="always" fo:keep-with-next="always"/>
    </style:style>
    <style:style style:name="P26" style:family="paragraph" style:parent-style-name="Standard">
      <style:paragraph-properties fo:keep-together="always" fo:keep-with-next="always"/>
    </style:style>
    <style:style style:name="P27" style:family="paragraph" style:parent-style-name="Standard">
      <style:paragraph-properties fo:margin-left="0.953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</style:style>
    <style:style style:name="P29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.635cm" fo:margin-right="0cm" fo:margin-top="0.212cm" fo:margin-bottom="0cm" loext:contextual-spacing="false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2" style:family="paragraph" style:parent-style-name="Standard">
      <style:paragraph-properties fo:text-align="justify" style:justify-single-word="false" fo:break-before="pag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35" style:family="paragraph" style:parent-style-name="Standard" style:list-style-name="WWNum2">
      <style:paragraph-properties fo:margin-left="1.229cm" fo:margin-right="0cm" fo:text-align="justify" style:justify-single-word="false" fo:text-indent="-0.57cm" style:auto-text-indent="false" fo:keep-with-next="always">
        <style:tab-stops>
          <style:tab-stop style:position="1.229cm"/>
        </style:tab-stops>
      </style:paragraph-properties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</style:style>
    <style:style style:name="P38" style:family="paragraph" style:parent-style-name="Standard">
      <style:paragraph-properties fo:margin-left="1cm" fo:margin-right="0cm" fo:line-height="150%" fo:orphans="0" fo:widows="0" fo:text-indent="0cm" style:auto-text-indent="false">
        <style:tab-stops>
          <style:tab-stop style:position="2cm"/>
        </style:tab-stops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top="0.212cm" fo:margin-bottom="0.212cm" loext:contextual-spacing="false" fo:text-align="justify" style:justify-single-word="false" fo:orphans="0" fo:widows="0"/>
    </style:style>
    <style:style style:name="P42" style:family="paragraph" style:parent-style-name="Standard">
      <style:paragraph-properties fo:margin-left="1.769cm" fo:margin-right="0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indent="1.588cm" style:auto-text-indent="false"/>
    </style:style>
    <style:style style:name="P44" style:family="paragraph" style:parent-style-name="Standard">
      <style:paragraph-properties fo:margin-left="0cm" fo:margin-right="0cm" fo:orphans="0" fo:widows="0" fo:text-indent="0.081cm" style:auto-text-indent="false"/>
    </style:style>
    <style:style style:name="P45" style:family="paragraph" style:parent-style-name="Standard">
      <style:paragraph-properties fo:margin-left="1.081cm" fo:margin-right="0cm" fo:orphans="0" fo:widows="0" fo:text-indent="0cm" style:auto-text-indent="false"/>
    </style:style>
    <style:style style:name="P46" style:family="paragraph" style:parent-style-name="Standard">
      <style:paragraph-properties fo:margin-left="2.771cm" fo:margin-right="0cm" fo:text-indent="0cm" style:auto-text-indent="false"/>
    </style:style>
    <style:style style:name="P47" style:family="paragraph" style:parent-style-name="Standard" style:list-style-name="WWNum7">
      <style:paragraph-properties fo:margin-left="0cm" fo:margin-right="0cm" fo:text-align="justify" style:justify-single-word="false" fo:text-indent="0cm" style:auto-text-indent="false">
        <style:tab-stops>
          <style:tab-stop style:position="0.953cm"/>
          <style:tab-stop style:position="1.27cm"/>
        </style:tab-stops>
      </style:paragraph-properties>
    </style:style>
    <style:style style:name="P48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49" style:family="paragraph" style:parent-style-name="Абзац_20_списка" style:list-style-name="WWNum4">
      <style:paragraph-properties fo:margin-left="0cm" fo:margin-right="0cm" fo:margin-top="0cm" fo:margin-bottom="0cm" loext:contextual-spacing="true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50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cm"/>
        </style:tab-stops>
      </style:paragraph-properties>
    </style:style>
    <style:style style:name="P51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0cm"/>
          <style:tab-stop style:position="3.81cm"/>
        </style:tab-stops>
      </style:paragraph-properties>
    </style:style>
    <style:style style:name="P52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251cm"/>
          <style:tab-stop style:position="3.81cm"/>
        </style:tab-stops>
      </style:paragraph-properties>
    </style:style>
    <style:style style:name="P53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2cm"/>
        </style:tab-stops>
      </style:paragraph-properties>
      <style:text-properties fo:text-transform="uppercase" fo:font-size="14pt" fo:font-weight="bold" style:font-size-asian="14pt" style:font-weight-asian="bold" style:font-size-complex="14pt"/>
    </style:style>
    <style:style style:name="P54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55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56" style:family="paragraph" style:parent-style-name="Абзац_20_списка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57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58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9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0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text-transform="uppercase" fo:font-size="14pt" fo:font-weight="bold" style:font-size-asian="14pt" style:font-weight-asian="bold" style:font-size-complex="14pt"/>
    </style:style>
    <style:style style:name="P61" style:family="paragraph" style:parent-style-name="Абзац_20_списка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62" style:family="paragraph" style:parent-style-name="Абзац_20_списка" style:list-style-name="WWNum4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63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64" style:family="paragraph" style:parent-style-name="Абзац_20_списка" style:list-style-name="WWNum5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65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-0.191cm"/>
          <style:tab-stop style:position="0cm"/>
          <style:tab-stop style:position="0.06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6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0.06cm"/>
          <style:tab-stop style:position="0.462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7" style:family="paragraph" style:parent-style-name="Heading_20_8" style:list-style-name="WWNum1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2.752cm"/>
        </style:tab-stops>
      </style:paragraph-properties>
    </style:style>
    <style:style style:name="P68" style:family="paragraph" style:parent-style-name="Основной_20_текст_20_с_20_отступом_20_3">
      <style:paragraph-properties fo:margin-left="0cm" fo:margin-right="0cm" fo:line-height="115%" fo:text-align="start" style:justify-single-word="false" fo:orphans="0" fo:widows="0" fo:text-indent="0cm" style:auto-text-indent="false">
        <style:tab-stops>
          <style:tab-stop style:position="6.001cm"/>
        </style:tab-stops>
      </style:paragraph-properties>
    </style:style>
    <style:style style:name="P69" style:family="paragraph" style:parent-style-name="Основной_20_текст_20_с_20_отступом_20_21">
      <style:paragraph-properties fo:margin-left="0cm" fo:margin-right="0cm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ize-complex="14pt" style:language-complex="en" style:country-complex="US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language-complex="en" style:country-complex="US"/>
    </style:style>
    <style:style style:name="T11" style:family="text">
      <style:text-properties fo:font-size="14pt" fo:font-weight="bold" style:font-size-asian="14pt" style:font-weight-asian="bold" style:font-size-complex="10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text-transform="uppercase" fo:font-size="13.5pt" style:font-size-asian="13.5pt" style:font-size-complex="13.5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style:font-name="Times New Roman" fo:font-weight="normal" style:font-weight-asian="normal" style:font-name-complex="Times New Roman1" style:font-size-complex="14pt"/>
    </style:style>
    <style:style style:name="T16" style:family="text">
      <style:text-properties style:font-name="Times New Roman" fo:font-size="14pt" fo:font-style="normal" style:font-size-asian="14pt" style:font-style-asian="normal" style:font-name-complex="Times New Roman1" style:font-size-complex="14pt"/>
    </style:style>
    <style:style style:name="T17" style:family="text">
      <style:text-properties fo:color="#000000" fo:font-size="14pt" style:font-size-asian="14pt" style:font-size-complex="14pt" style:font-weight-complex="bold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20" style:family="text">
      <style:text-properties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">Министерство образования и науки Российской Федерации</text:span></text:p>
      <text:p text:style-name="P1"><text:span text:style-name="T1">ФГБОУ <text:s/>ВПО</text:span></text:p>
      <text:p text:style-name="P1"><text:span text:style-name="T13">«Иркутский государственный технический Университет»</text:span></text:p>
      <text:p text:style-name="P1"><text:span text:style-name="T6">Институт кибернетики им. Е.И. Попова</text:span></text:p>
      <text:p text:style-name="P1"><text:span text:style-name="T6">Кафедра вычислительной техники</text:span></text:p>
      <text:p text:style-name="P3"/>
      <text:p text:style-name="P5"/>
      <text:p text:style-name="P20"><text:span text:style-name="T1">УТВЕРЖДАЮ</text:span></text:p>
      <text:p text:style-name="P20"><text:span text:style-name="T1">Директор института</text:span></text:p>
      <text:p text:style-name="P20"><text:span text:style-name="T6">кибернетики им. Е.И. Попова</text:span><text:span text:style-name="T1"> О.В.Дударева /___________/ </text:span></text:p>
      <text:p text:style-name="P20"><text:span text:style-name="T1">"____"____________2014г.</text:span></text:p>
      <text:p text:style-name="P1"><text:span text:style-name="T1"><text:s text:c="57"/>№ _______________________</text:span></text:p>
      <text:p text:style-name="P5"/>
      <text:p text:style-name="P5"/>
      <text:p text:style-name="P5"/>
      <text:p text:style-name="P22"/>
      <text:p text:style-name="P25"><text:span text:style-name="T14">ФОНД ОЦЕНОЧНЫХ СРЕДСТВ</text:span></text:p>
      <text:p text:style-name="P26"><text:span text:style-name="T8">для проведения промежуточной аттестации обучающихся по дисциплине</text:span></text:p>
      <text:p text:style-name="P23"/>
      <text:p text:style-name="P1"><text:span text:style-name="T7">Теория автоматов</text:span></text:p>
      <text:p text:style-name="P24"><text:soft-page-break/></text:p>
      <text:p text:style-name="P9"><text:span text:style-name="T1">Направление подготовки: <text:tab/></text:span><text:span text:style-name="T2">230100 «Информатика и вычислительная</text:span></text:p>
      <text:p text:style-name="P9"><text:span text:style-name="T2"><text:s text:c="49"/>техника»</text:span></text:p>
      <text:p text:style-name="Standard"><text:span text:style-name="T1">Профиль подготовки <text:s text:c="13"/>230101 «Вычислительные машины, </text:span><text:span text:style-name="T2">комплексы, </text:span></text:p>
      <text:p text:style-name="Standard"><text:span text:style-name="T2"><text:s text:c="49"/>системы и сети»</text:span></text:p>
      <text:p text:style-name="P68"><text:span text:style-name="T15"><text:s/></text:span></text:p>
      <text:p text:style-name="P12"><text:span text:style-name="T2">Квалификация (степень) <text:s text:c="7"/>бакалавр</text:span></text:p>
      <text:p text:style-name="P12"><text:span text:style-name="T1">Форма обучения <text:tab/><text:tab/><text:tab/>очная, заочная </text:span></text:p>
      <text:p text:style-name="P23"/>
      <text:p text:style-name="P23"/>
      <text:p text:style-name="P26"><text:span text:style-name="T1">Заведующий кафедрой <text:s/>вычислительной техники, </text:span></text:p>
      <text:p text:style-name="P26"><text:span text:style-name="T1"><text:s/>к.т.н., доцент __________________________________А.С.Дорофеев</text:span></text:p>
      <text:p text:style-name="P26"><text:span text:style-name="T1">Составитель фонда оценочных средств профессор кафедры</text:span></text:p>
      <text:p text:style-name="P26"><text:span text:style-name="T1"><text:s/>вычислительной техники, к.т.н.___________________В.Г.Кирий </text:span></text:p>
      <text:p text:style-name="P27"/>
      <text:p text:style-name="P27"/>
      <text:p text:style-name="P28"><text:span text:style-name="T1">Иркутск <text:s text:c="3"/>2016 г.</text:span></text:p>
      <text:p text:style-name="P29"/>
      <text:p text:style-name="P32"/>
      <text:p text:style-name="P9"/>
      <text:p text:style-name="P9"><text:span text:style-name="T1">Фонд оценочных средств разработан в соответствии с ФГОС от _____ № ___</text:span></text:p>
      <text:p text:style-name="Standard"><text:span text:style-name="T1">на основе рабочей программы </text:span></text:p>
      <text:p text:style-name="Standard"><text:span text:style-name="T1">дисциплины </text:span><text:span text:style-name="T6">Tеория -автоматов</text:span></text:p>
      <text:p text:style-name="P9"><text:span text:style-name="T1">одобренной на заседании кафедры ____________________________________ </text:span></text:p>
      <text:p text:style-name="P6"/>
      <text:p text:style-name="P9"><text:span text:style-name="T1">протокол № ________ от _____________________________________________ </text:span></text:p>
      <text:p text:style-name="P6"/>
      <text:p text:style-name="P9"><text:span text:style-name="T1">утвержденной от ___________________________________________________</text:span></text:p>
      <text:p text:style-name="P6"/>
      <text:p text:style-name="P33"><text:span text:style-name="T1">Фонды оценочных средств разрабатываются и представляются заведующим кафедрами научно-педагогическими работниками кафедр, зачисленными на данную кафедру в соответствии с <text:s/>приказом ректора, которым установлена учебная нагрузка по конкретным дисциплинам согласно «Индивидуального распределения учебной нагрузки», представленной в учебный отдел, заверенной подписью заведующего соответствующей кафедры и директора института .</text:span></text:p>
      <text:p text:style-name="P6"/>
      <text:p text:style-name="Standard"><text:span text:style-name="T17">Фонд оценочных средств для проведения промежуточной аттестации обучающихся по дисциплине:</text:span></text:p>
      <text:list xml:id="list6898069502063064984" text:style-name="WWNum6">
        <text:list-item>
          <text:p text:style-name="P13"><text:span text:style-name="T17">перечень компетенций и этапы их формирования;</text:span></text:p>
        </text:list-item>
        <text:list-item>
          <text:p text:style-name="P13"><text:span text:style-name="T1">показатели и критерии оценивания компетенций;</text:span></text:p>
        </text:list-item>
        <text:list-item>
          <text:p text:style-name="P13"><text:span text:style-name="T1">шкалы оценивания;</text:span></text:p>
        </text:list-item>
        <text:list-item>
          <text:p text:style-name="P13"><text:span text:style-name="T1">материалы для оценки знаний, умений, навыков на различных этапах формирования компетенций.</text:span></text:p>
        </text:list-item>
      </text:list>
      <text:p text:style-name="P21"><text:span text:style-name="T17">Рекомендуемое информационное обеспечение дисциплины:</text:span></text:p>
      <text:list xml:id="list4818583901139348289" text:style-name="WWNum2">
        <text:list-item>
          <text:p text:style-name="P35"><text:span text:style-name="T17">основная учебная литература;</text:span></text:p>
        </text:list-item>
        <text:list-item>
          <text:p text:style-name="P35"><text:span text:style-name="T18">дополнительная учебная и справочная литература;</text:span></text:p>
        </text:list-item>
        <text:list-item>
          <text:p text:style-name="P35"><text:soft-page-break/><text:span text:style-name="T17">электронные образовательные ресурсы;</text:span></text:p>
        </text:list-item>
        <text:list-item>
          <text:p text:style-name="P35"><text:span text:style-name="T17">ресурсы сети «Интернет».</text:span></text:p>
        </text:list-item>
      </text:list>
      <text:p text:style-name="P14"/>
      <text:p text:style-name="P34"/>
      <text:p text:style-name="P33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практических занятий, заданий по самостоятельной работе.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><text:span text:style-name="T8">1.</text:span><text:span text:style-name="T1"> </text:span><text:span text:style-name="T8">Информация из ФГОС, относящаяся к дисциплине</text:span></text:p>
      <text:list xml:id="list7574049875230262895" text:style-name="WWNum4">
        <text:list-item>
          <text:list>
            <text:list-item>
              <text:p text:style-name="P49"><text:span text:style-name="T1">Вид деятельности выпускника</text:span></text:p>
            </text:list-item>
          </text:list>
        </text:list-item>
      </text:list>
      <text:p text:style-name="P36"><text:span text:style-name="T1">Дисциплина охватывает круг вопросов, относящиеся к <text:s/>виду деятель-ности выпускника: </text:span></text:p>
      <text:p text:style-name="P36"><text:span text:style-name="T1">– проектно-конструкторская деятельность;</text:span></text:p>
      <text:p text:style-name="P37"><text:span text:style-name="T1">- проектно-технологическая деятельность</text:span><text:span text:style-name="T6">;</text:span></text:p>
      <text:p text:style-name="P38"><text:span text:style-name="T1">– научно-исследовательская деятельность.</text:span><text:span text:style-name="T12"> </text:span></text:p>
      <text:list xml:id="list161014109797503" text:continue-numbering="true" text:style-name="WWNum4">
        <text:list-item>
          <text:list>
            <text:list-item>
              <text:p text:style-name="P49"><text:soft-page-break/><text:span text:style-name="T1">Задачи профессиональной деятельности выпускника</text:span></text:p>
            </text:list-item>
          </text:list>
        </text:list-item>
      </text:list>
      <text:list xml:id="list1565273848401072417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67" text:outline-level="8"><text:span text:style-name="T16">В дисциплине рассматриваются указанные в ФГОС задачи профессиональной деятельности выпускника: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2">Проектно-конструкторская деятельность:</text:span><text:span text:style-name="T1"> сбор и анализ исходных данных для проектирования; проектирование программных средств в соответствии с техническим заданием с использованием средств автоматизации проектирования; разработка и оформление <text:s/>проектной и рабочей технической документации;</text:span></text:p>
      <text:p text:style-name="P30"><text:span text:style-name="T12">Научно-исследовательская деятельность:</text:span></text:p>
      <text:p text:style-name="P31"><text:span text:style-name="T1">Изучение научно-технической информации отечественного и зарубежного опыта по тематике исследования; проведение экспериментов по заданной методике и анализ результатов; составление отчета по выполненному заданию.</text:span></text:p>
      <text:p text:style-name="P7"/>
      <text:list xml:id="list161014197483416" text:continue-list="list161014109797503" text:style-name="WWNum4">
        <text:list-item>
          <text:list>
            <text:list-item>
              <text:p text:style-name="P50"><text:span text:style-name="T1">Перечень компетенций, установленных ФГОС</text:span></text:p>
            </text:list-item>
          </text:list>
        </text:list-item>
      </text:list>
      <text:p text:style-name="P39"><text:span text:style-name="T1">Освоение программы настоящей дисциплины позволит сформировать у обучающегося следующие компетенции: </text:span></text:p>
      <text:p text:style-name="P40"/>
      <text:p text:style-name="P37"><text:span text:style-name="T1">- владеет культурой мышления, способен к обобщению, анализу, восприятию информации, постановке цели и выбору путей её достижения (ОК-1);</text:span></text:p>
      <text:p text:style-name="P37"><text:span text:style-name="T1">- умеет логически верно, аргументировано и ясно строить устную и письменную речь (ОК-2);</text:span></text:p>
      <text:p text:style-name="P37"><text:span text:style-name="T1">- готов к кооперации с коллегами, работе в коллективе (ОК-3);</text:span></text:p>
      <text:p text:style-name="P41"><text:span text:style-name="T1"><text:s text:c="7"/>- стремится к саморазвитию, повышению своей квалификации и мастерства (ОК-6); </text:span></text:p>
      <text:p text:style-name="P41"><text:span text:style-name="T1">- осознает социальную значимость своей будущей профессии, обладает высокой мотивацией к выполнению профессиональной деятельности (ОК-8);</text:span></text:p>
      <text:p text:style-name="P37"><text:span text:style-name="T1">- использует основные законы естественнонаучных дисциплин в профессиональной деятельности, применяет методы математического анализа и моделирования, теоретического и экспериментального исследования (ОК-10);</text:span></text:p>
      <text:p text:style-name="P37"><text:span text:style-name="T1">- осознает сущность и значение информации в развитии современного общества; владеет основными методами, способами и средствами получения, хранения, переработки информации (ОК-11);</text:span></text:p>
      <text:p text:style-name="P37"><text:span text:style-name="T1">- имеет навыки работы с компьютером как средством управления информацией (ОК-12);</text:span></text:p>
      <text:p text:style-name="P37"><text:span text:style-name="T1">- способен работать с информацией в глобальных компьютерных сетях (ОК-13);</text:span></text:p>
      <text:p text:style-name="P37"><text:span text:style-name="T1">- осваивать методики использования программных средств для решения практических задач (ПК-2);</text:span></text:p>
      <text:p text:style-name="P10"><text:span text:style-name="T1"><text:s text:c="7"/>- разрабатывать интерфейсы «человек – электронно-вычислительная машина» (ПК-3); </text:span></text:p>
      <text:p text:style-name="P10"><text:span text:style-name="T1"><text:s text:c="9"/>- обосновывать принимаемые проектные решения, осуществлять постановку и выполнять эксперименты по проверке их корректности и эффективности (ПК-6);</text:span></text:p>
      <text:p text:style-name="P37"><text:soft-page-break/><text:span text:style-name="T1">- готовить презентации, научно-технические отчеты по результатам выполненной работы, оформлять результаты исследования в виде статей и докладов на научно-практических конференциях (ПК-7).</text:span></text:p>
      <text:p text:style-name="P40"/>
      <text:list xml:id="list161014026787882" text:continue-numbering="true" text:style-name="WWNum4">
        <text:list-item>
          <text:list>
            <text:list-item>
              <text:p text:style-name="P50"><text:span text:style-name="T1">Перечень умений и знаний, установленных ФГОС</text:span></text:p>
            </text:list-item>
          </text:list>
        </text:list-item>
      </text:list>
      <text:p text:style-name="P51"><text:span text:style-name="T1">Обучающийся <text:s/>после освоения программы настоящей дисциплины должен:</text:span></text:p>
      <text:p text:style-name="P52"><text:span text:style-name="T1">знать:</text:span></text:p>
      <text:p text:style-name="P31"><text:span text:style-name="T2">- автоматы и формальные языки;</text:span></text:p>
      <text:p text:style-name="P31"><text:span text:style-name="T2">- распознаватели: машину Тьюринга, конечный автомат;</text:span></text:p>
      <text:p text:style-name="P31"><text:span text:style-name="T2">- коллективы автоматов;</text:span></text:p>
      <text:p text:style-name="P31"><text:span text:style-name="T2">- регулярные языки и конечные автоматы;</text:span></text:p>
      <text:p text:style-name="P9"><text:span text:style-name="T2"><text:s text:c="5"/>- модель дискретного преобразователя В.М. Глушкова;</text:span></text:p>
      <text:p text:style-name="P31"><text:span text:style-name="T2">- абстрактный синтез;</text:span></text:p>
      <text:p text:style-name="P31"><text:span text:style-name="T2">- получение не полностью определенного автомата;</text:span></text:p>
      <text:p text:style-name="P31"><text:span text:style-name="T2">- структурный синтез;</text:span></text:p>
      <text:p text:style-name="P31"><text:span text:style-name="T2">- состояния элементов памяти;</text:span></text:p>
      <text:p text:style-name="P31"><text:span text:style-name="T2">- кодирование состояний автомата;</text:span></text:p>
      <text:p text:style-name="P31"><text:span text:style-name="T2">- <text:s/>построение комбинационной схемы автомата;</text:span></text:p>
      <text:p text:style-name="P31"><text:span text:style-name="T2">- микропрограммирование;</text:span></text:p>
      <text:p text:style-name="P31"><text:span text:style-name="T2">- проблемы и перспективы автоматизации проектирования.</text:span></text:p>
      <text:p text:style-name="Text_20_body"><text:span text:style-name="T3">уметь</text:span><text:span text:style-name="T1">:</text:span></text:p>
      <text:p text:style-name="P9"><text:span text:style-name="T2"><text:s text:c="7"/>- формализовать словесное описание поведения автомата; <text:s text:c="3"/></text:span></text:p>
      <text:p text:style-name="P9"><text:span text:style-name="T2"><text:s text:c="6"/>- <text:s/>использовать методы анализа и синтеза конечных автоматов;</text:span></text:p>
      <text:p text:style-name="Text_20_body"><text:soft-page-break/><text:span text:style-name="T2"><text:s text:c="6"/>- <text:s/>моделировать элементы ПЭВМ вероятностными автоматами</text:span></text:p>
      <text:p text:style-name="P69"><text:span text:style-name="T20">владеть:</text:span></text:p>
      <text:p text:style-name="P42"><text:span text:style-name="T2">- <text:s/>методами анализа логических схем;</text:span></text:p>
      <text:p text:style-name="P42"><text:span text:style-name="T2">- <text:s/>методами синтеза логических схем;</text:span></text:p>
      <text:p text:style-name="P42"><text:span text:style-name="T2">- <text:s/>методами анализа автоматов с памятью;</text:span></text:p>
      <text:p text:style-name="P42"><text:span text:style-name="T2">- <text:s/>методами синтеза конечных автоматов;</text:span></text:p>
      <text:p text:style-name="P42"><text:span text:style-name="T2">- методами проектирования управляющих автоматов на основе автоматов с жесткой логикой;</text:span></text:p>
      <text:p text:style-name="P42"><text:span text:style-name="T2">- <text:s/>методами проектирования управляющих автоматов на основе автоматов с микропрограммным принципом управления.</text:span></text:p>
      <text:p text:style-name="P15"/>
      <text:p text:style-name="P53"/>
      <text:list xml:id="list161014571754372" text:continue-numbering="true" text:style-name="WWNum4">
        <text:list-item>
          <text:p text:style-name="P50"><text:span text:style-name="T8">Цели и задачи освоения программы дисциплины</text:span></text:p>
        </text:list-item>
      </text:list>
      <text:p text:style-name="P58"/>
      <text:p text:style-name="P43"><text:span text:style-name="T4">Целью дисциплины является обучение студентов приемам анализа и синтеза цифровых автоматов при овладении первого этапа логического проектирования элементов и схем вычислительных машин.</text:span></text:p>
      <text:p text:style-name="P43"><text:span text:style-name="T10">В состав задач изучения дисциплины входят:</text:span></text:p>
      <text:p text:style-name="P43"><text:span text:style-name="T10">Изучить </text:span><text:span text:style-name="T4">следующие разделы теории автоматов:</text:span></text:p>
      <text:p text:style-name="P43"><text:span text:style-name="T4">- основные понятия и определения, классификация автоматов;</text:span></text:p>
      <text:p text:style-name="P43"><text:span text:style-name="T4">- анализ и синтез комбинационных схем;</text:span></text:p>
      <text:p text:style-name="P43"><text:span text:style-name="T4">- анализ и синтез автоматов с памятью;</text:span></text:p>
      <text:p text:style-name="P43"><text:span text:style-name="T4">- синтез вычислительных автоматов;</text:span></text:p>
      <text:p text:style-name="P43"><text:span text:style-name="T4">- анализ и синтез вероятностных автоматов.</text:span></text:p>
      <text:p text:style-name="P43"><text:span text:style-name="T10">Освоить:</text:span></text:p>
      <text:p text:style-name="P43"><text:soft-page-break/><text:span text:style-name="T4">- терминологию данной дисциплины;</text:span></text:p>
      <text:p text:style-name="P43"><text:span text:style-name="T4">- методы анализа и синтеза конечных автоматов;</text:span></text:p>
      <text:p text:style-name="P43"><text:span text:style-name="T4">- работу с справочниками по микросхемам.</text:span></text:p>
      <text:list xml:id="list161014954714927" text:continue-numbering="true" text:style-name="WWNum4">
        <text:list-item>
          <text:p text:style-name="P55"><text:span text:style-name="T8">Структура дисциплины.</text:span></text:p>
        </text:list-item>
      </text:list>
      <text:p text:style-name="P59"/>
      <text:p text:style-name="P10"><text:span text:style-name="T1"><text:tab/>Общая трудоемкость дисциплины составляет <text:s/>4 ЗЕТ (144 уч. часов)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3" office:value-type="string">
            <text:p text:style-name="P17"><text:span text:style-name="T1">Вид учебной работы</text:span></text:p>
          </table:table-cell>
          <table:table-cell table:style-name="Таблица1.B1" table:number-columns-spanned="4" office:value-type="string">
            <text:p text:style-name="P2"><text:span text:style-name="T1">Трудоемкость в часах</text:span></text:p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44"><text:span text:style-name="T1">Всего</text:span></text:p>
          </table:table-cell>
          <table:table-cell table:style-name="Таблица1.C2" table:number-columns-spanned="3" office:value-type="string">
            <text:p text:style-name="P2"><text:span text:style-name="T1">Семестр</text:span></text:p>
          </table:table-cell>
          <table:covered-table-cell/>
          <table:covered-table-cell/>
        </table:table-row>
        <table:table-row table:style-name="Таблица1.3">
          <table:covered-table-cell/>
          <table:covered-table-cell/>
          <table:table-cell table:style-name="Таблица1.A1" office:value-type="string">
            <text:p text:style-name="P17"><text:span text:style-name="T1">№4</text:span></text:p>
          </table:table-cell>
          <table:table-cell table:style-name="Таблица1.A1" office:value-type="string">
            <text:p text:style-name="P17"><text:span text:style-name="T1">№5</text:span></text:p>
          </table:table-cell>
          <table:table-cell table:style-name="Таблица1.E3" office:value-type="string">
            <text:p text:style-name="P17"><text:span text:style-name="T1">№</text:span></text:p>
          </table:table-cell>
        </table:table-row>
        <table:table-row table:style-name="Таблица1.4">
          <table:table-cell table:style-name="Таблица1.A1" office:value-type="string">
            <text:p text:style-name="P17"><text:span text:style-name="T1">Общая трудоемкость дисциплины</text:span></text:p>
          </table:table-cell>
          <table:table-cell table:style-name="Таблица1.A1" office:value-type="string">
            <text:p text:style-name="P17"><text:span text:style-name="T1">144</text:span></text:p>
          </table:table-cell>
          <table:table-cell table:style-name="Таблица1.A1" office:value-type="string">
            <text:p text:style-name="P17"><text:span text:style-name="T1">124</text:span></text:p>
          </table:table-cell>
          <table:table-cell table:style-name="Таблица1.A1" office:value-type="string">
            <text:p text:style-name="P17"><text:span text:style-name="T1">20</text:span></text:p>
          </table:table-cell>
          <table:table-cell table:style-name="Таблица1.E3" office:value-type="string">
            <text:p text:style-name="P8"/>
          </table:table-cell>
        </table:table-row>
        <table:table-row table:style-name="Таблица1.5">
          <table:table-cell table:style-name="Таблица1.A1" office:value-type="string">
            <text:p text:style-name="P17"><text:span text:style-name="T1">Аудиторные занятия, в том числе:</text:span></text:p>
          </table:table-cell>
          <table:table-cell table:style-name="Таблица1.A1" office:value-type="string">
            <text:p text:style-name="P17"><text:span text:style-name="T1">72</text:span></text:p>
          </table:table-cell>
          <table:table-cell table:style-name="Таблица1.A1" office:value-type="string">
            <text:p text:style-name="P17"><text:span text:style-name="T1">72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E3" office:value-type="string">
            <text:p text:style-name="P8"/>
          </table:table-cell>
        </table:table-row>
        <table:table-row table:style-name="Таблица1.6">
          <table:table-cell table:style-name="Таблица1.A1" office:value-type="string">
            <text:p text:style-name="P45"><text:span text:style-name="T1">лекции</text:span></text:p>
          </table:table-cell>
          <table:table-cell table:style-name="Таблица1.A1" office:value-type="string">
            <text:p text:style-name="P17"><text:span text:style-name="T1">36(4)</text:span></text:p>
          </table:table-cell>
          <table:table-cell table:style-name="Таблица1.A1" office:value-type="string">
            <text:p text:style-name="P17"><text:span text:style-name="T1">36(4)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E3" office:value-type="string">
            <text:p text:style-name="P8"/>
          </table:table-cell>
        </table:table-row>
        <table:table-row table:style-name="Таблица1.7">
          <table:table-cell table:style-name="Таблица1.A1" office:value-type="string">
            <text:p text:style-name="P45"><text:span text:style-name="T1">лабораторные работы</text:span></text:p>
          </table:table-cell>
          <table:table-cell table:style-name="Таблица1.A1" office:value-type="string">
            <text:p text:style-name="P17"><text:span text:style-name="T1">36(10)</text:span></text:p>
          </table:table-cell>
          <table:table-cell table:style-name="Таблица1.A1" office:value-type="string">
            <text:p text:style-name="P17"><text:span text:style-name="T1">36(10)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E3" office:value-type="string">
            <text:p text:style-name="P8"/>
          </table:table-cell>
        </table:table-row>
        <table:table-row table:style-name="Таблица1.8">
          <table:table-cell table:style-name="Таблица1.A1" office:value-type="string">
            <text:p text:style-name="P17"><text:span text:style-name="T1">Самостоятельная работа ( в том числе кур-</text:span></text:p>
            <text:p text:style-name="P17"><text:span text:style-name="T1">совая работа) </text:span></text:p>
          </table:table-cell>
          <table:table-cell table:style-name="Таблица1.A1" office:value-type="string">
            <text:p text:style-name="P17"><text:span text:style-name="T1">36</text:span></text:p>
          </table:table-cell>
          <table:table-cell table:style-name="Таблица1.A1" office:value-type="string">
            <text:p text:style-name="P17"><text:span text:style-name="T1">16</text:span></text:p>
          </table:table-cell>
          <table:table-cell table:style-name="Таблица1.A1" office:value-type="string">
            <text:p text:style-name="P17"><text:span text:style-name="T1">20</text:span></text:p>
          </table:table-cell>
          <table:table-cell table:style-name="Таблица1.E3" office:value-type="string">
            <text:p text:style-name="P8"/>
          </table:table-cell>
        </table:table-row>
        <table:table-row table:style-name="Таблица1.9">
          <table:table-cell table:style-name="Таблица1.A1" office:value-type="string">
            <text:p text:style-name="P17"><text:span text:style-name="T1">Вид промежуточной аттестации: экзамен, курсовая работа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7"><text:span text:style-name="T1">Экз.36</text:span></text:p>
          </table:table-cell>
          <table:table-cell table:style-name="Таблица1.A1" office:value-type="string">
            <text:p text:style-name="P17"><text:span text:style-name="T1">Кр.20</text:span></text:p>
          </table:table-cell>
          <table:table-cell table:style-name="Таблица1.E3" office:value-type="string">
            <text:p text:style-name="P8"/>
          </table:table-cell>
        </table:table-row>
      </table:table>
      <text:p text:style-name="P16"/>
      <text:p text:style-name="P60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161015572050089" text:continue-numbering="true" text:style-name="WWNum4">
        <text:list-item>
          <text:p text:style-name="P62"><text:span text:style-name="T8">ПАСПОРТ ФОНДА ОЦЕНОЧНЫХ СРЕДСТВ</text:span></text:p>
        </text:list-item>
      </text:list>
      <text:p text:style-name="P61"><text:span text:style-name="T8">ПО ДИСЦИПЛИНЕ</text:span></text:p>
      <text:p text:style-name="P63"><text:span text:style-name="T8">_______________________________________________________</text:span></text:p>
      <text:p text:style-name="P59"/>
      <text:p text:style-name="P59"/>
      <text:p text:style-name="P59"/>
      <text:p text:style-name="P5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 table:style-name="Таблица2.1">
          <table:table-cell table:style-name="Таблица2.A1" office:value-type="string">
            <text:p text:style-name="P54"><text:span text:style-name="T21">№ п/п</text:span></text:p>
          </table:table-cell>
          <table:table-cell table:style-name="Таблица2.A1" office:value-type="string">
            <text:p text:style-name="P56"><text:span text:style-name="T21">Контролируемые</text:span></text:p>
            <text:p text:style-name="P56"><text:span text:style-name="T21">дидактические <text:s/>единицы</text:span></text:p>
          </table:table-cell>
          <table:table-cell table:style-name="Таблица2.A1" office:value-type="string">
            <text:p text:style-name="P56"><text:span text:style-name="T21">Контролируемые</text:span></text:p>
            <text:p text:style-name="P56"><text:span text:style-name="T21">компетенции</text:span></text:p>
          </table:table-cell>
          <table:table-cell table:style-name="Таблица2.D1" office:value-type="string">
            <text:p text:style-name="P56"><text:span text:style-name="T21">Оценочные</text:span></text:p>
            <text:p text:style-name="P56"><text:span text:style-name="T21">средства</text:span></text:p>
          </table:table-cell>
        </table:table-row>
        <table:table-row table:style-name="Таблица2.1">
          <table:table-cell table:style-name="Таблица2.A1" office:value-type="string">
            <text:list xml:id="list5754344067988026940" text:style-name="WWNum3">
              <text:list-item>
                <text:p text:style-name="P65"/>
              </text:list-item>
            </text:list>
          </table:table-cell>
          <table:table-cell table:style-name="Таблица2.A1" office:value-type="string">
            <text:p text:style-name="P54"><text:span text:style-name="T1">1</text:span></text:p>
          </table:table-cell>
          <table:table-cell table:style-name="Таблица2.A1" office:value-type="string">
            <text:p text:style-name="P54"><text:span text:style-name="T1">ОК-1</text:span></text:p>
          </table:table-cell>
          <table:table-cell table:style-name="Таблица2.D1" office:value-type="string">
            <text:p text:style-name="P54"><text:span text:style-name="T21">Вопросы к курсовой <text:s/>работе, практическим занятиям</text:span></text:p>
          </table:table-cell>
        </table:table-row>
        <table:table-row table:style-name="Таблица2.1">
          <table:table-cell table:style-name="Таблица2.A1" office:value-type="string">
            <text:list xml:id="list161014581447153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2.A1" office:value-type="string">
            <text:p text:style-name="P54"><text:span text:style-name="T1">1.2</text:span></text:p>
          </table:table-cell>
          <table:table-cell table:style-name="Таблица2.A1" office:value-type="string">
            <text:p text:style-name="P54"><text:span text:style-name="T1">ОК-2</text:span></text:p>
          </table:table-cell>
          <table:table-cell table:style-name="Таблица2.D1" office:value-type="string">
            <text:p text:style-name="P54"><text:span text:style-name="T21">Вопросы к практическим занятиям</text:span></text:p>
          </table:table-cell>
        </table:table-row>
        <table:table-row table:style-name="Таблица2.1">
          <table:table-cell table:style-name="Таблица2.A1" office:value-type="string">
            <text:list xml:id="list161015118730269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">1,2</text:span></text:p>
          </table:table-cell>
          <table:table-cell table:style-name="Таблица2.A1" office:value-type="string">
            <text:p text:style-name="P54"><text:span text:style-name="T1">ОК-3</text:span></text:p>
          </table:table-cell>
          <table:table-cell table:style-name="Таблица2.D1" office:value-type="string">
            <text:p text:style-name="P54"><text:span text:style-name="T21">Вопросы к курсовой <text:s/>работе, практическим занятиям</text:span></text:p>
          </table:table-cell>
        </table:table-row>
        <table:table-row table:style-name="Таблица2.1">
          <table:table-cell table:style-name="Таблица2.A1" office:value-type="string">
            <text:list xml:id="list161015253205563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">3,4,5,6</text:span></text:p>
          </table:table-cell>
          <table:table-cell table:style-name="Таблица2.A1" office:value-type="string">
            <text:p text:style-name="P54"><text:span text:style-name="T1">ОК-6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3899892585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">3.4,5,6,7</text:span></text:p>
          </table:table-cell>
          <table:table-cell table:style-name="Таблица2.A1" office:value-type="string">
            <text:p text:style-name="P54"><text:span text:style-name="T1">ОК-8</text:span></text:p>
          </table:table-cell>
          <table:table-cell table:style-name="Таблица2.D1" office:value-type="string">
            <text:p text:style-name="P54"><text:span text:style-name="T21">Вопросы к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5016710272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2">3,4,5,6,7</text:span></text:p>
          </table:table-cell>
          <table:table-cell table:style-name="Таблица2.A1" office:value-type="string">
            <text:p text:style-name="P54"><text:span text:style-name="T1">ОК-10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4300158524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ОК-11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5379972227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ОК-12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4618713771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ОК-13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4637943701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ПК-2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3692956113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ПК-3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4597046467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ПК-6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  <table:table-row table:style-name="Таблица2.1">
          <table:table-cell table:style-name="Таблица2.A1" office:value-type="string">
            <text:list xml:id="list161015405927337" text:continue-numbering="true" text:style-name="WWNum3">
              <text:list-item>
                <text:p text:style-name="P66"/>
              </text:list-item>
            </text:list>
          </table:table-cell>
          <table:table-cell table:style-name="Таблица2.A1" office:value-type="string">
            <text:p text:style-name="P54"><text:span text:style-name="T18">5,6,7</text:span></text:p>
          </table:table-cell>
          <table:table-cell table:style-name="Таблица2.A1" office:value-type="string">
            <text:p text:style-name="P54"><text:span text:style-name="T1">ПК-7</text:span></text:p>
          </table:table-cell>
          <table:table-cell table:style-name="Таблица2.D1" office:value-type="string">
            <text:p text:style-name="P54"><text:span text:style-name="T21">Вопросы к курсовой <text:s/>работе, экзамену</text:span></text:p>
          </table:table-cell>
        </table:table-row>
      </table:table>
      <text:p text:style-name="P59"/>
      <text:list xml:id="list4303228806143322035" text:style-name="WWNum5">
        <text:list-item>
          <text:p text:style-name="P64"><text:span text:style-name="T8">Перечень основных разделов дисциплины</text:span></text:p>
        </text:list-item>
      </text:list>
      <text:p text:style-name="P59"/>
      <text:p text:style-name="P46"><text:span text:style-name="T5">Раздел 1 </text:span><text:span text:style-name="T1">Введение, основные понятия и определения, класси­фикация цифровых автоматов.</text:span></text:p>
      <text:p text:style-name="P46"><text:span text:style-name="T5">Раздел 2 </text:span><text:span text:style-name="T1">Арифметические основы цифровых автоматов.</text:span></text:p>
      <text:p text:style-name="P46"><text:span text:style-name="T5">Тема 2.1. </text:span><text:span text:style-name="T1">Формы представления чисел в ЦА.</text:span></text:p>
      <text:p text:style-name="P46"><text:span text:style-name="T5">Тема 2.2. </text:span><text:span text:style-name="T1">Прямой, обратный и дополнительный коды. Модифицированные коды.</text:span></text:p>
      <text:p text:style-name="P46"><text:span text:style-name="T1">Тема 2.3. Арифметика чисел с фиксированной и плавающей запятой;</text:span></text:p>
      <text:p text:style-name="P46"><text:span text:style-name="T1">Тема 2.4. Умножение и деление чисел в ЦА.</text:span></text:p>
      <text:p text:style-name="P46"><text:span text:style-name="T1">Раздел 3 Логические основы теории автоматов.</text:span></text:p>
      <text:p text:style-name="P46"><text:span text:style-name="T1">Тема 3.1. Способы задания логических функций</text:span></text:p>
      <text:p text:style-name="P46"><text:span text:style-name="T1">Тема 3.2. Минимизация с помощью диаграммы Вейча</text:span></text:p>
      <text:p text:style-name="P46"><text:span text:style-name="T1">Тема 3.3. Методы анализа и синтеза логических схем малой и <text:line-break/>средней сте­пени интеграции (2)</text:span></text:p>
      <text:p text:style-name="P46"><text:span text:style-name="T1">Тема 3.4. Синтез комбинационных схем на базе дешифратора и шифратора, преобразователи кодов</text:span></text:p>
      <text:p text:style-name="P46"><text:span text:style-name="T1">Тема 3.5. Синтез схем на базе мультиплексора и демультиплек-сора.</text:span></text:p>
      <text:p text:style-name="P46"><text:span text:style-name="T1">Тема 3.6. Синтез схем на основе микросхем большой интегра­ции, ПЗУ и ПЛМ.</text:span></text:p>
      <text:p text:style-name="P46"><text:span text:style-name="T1">Раздел 4 Автоматы с памятью</text:span></text:p>
      <text:p text:style-name="P46"><text:span text:style-name="T1">Тема 4.1. </text:span><text:span text:style-name="T22">Общая теория ЦА с памятью: (X, У, А, Р, Ф), алфавиты, слова, реакция.</text:span></text:p>
      <text:p text:style-name="P46"><text:span text:style-name="T1">Тема 4.2. Способы задания ПА с памятью: табличный, графиче­ский.</text:span></text:p>
      <text:p text:style-name="P46"><text:span text:style-name="T1">Тема 4.3. </text:span><text:span text:style-name="T22">Аналитический способ задания ЦА линейных автома­тов.</text:span></text:p>
      <text:p text:style-name="P46"><text:soft-page-break/><text:span text:style-name="T1">Тема 4.4. Типы элементарных автоматов: Т-тнпа, В-типа, К8 – тела, К8Т - типа.</text:span></text:p>
      <text:p text:style-name="P46"><text:span text:style-name="T1">Тема 4.5 Конечные автоматы с большой памятью: регистры, счетчики.</text:span></text:p>
      <text:p text:style-name="P46"><text:span text:style-name="T1">Тема 4.6. Методы анализа работы конечных цифровых автоматов</text:span></text:p>
      <text:p text:style-name="P46"><text:span text:style-name="T1">Раздел 5 Синтез автоматов. Каноническая схема.</text:span></text:p>
      <text:p text:style-name="P46"><text:span text:style-name="T1">Тема 5.1. Абстрактный синтез КА.</text:span></text:p>
      <text:p text:style-name="P46"><text:span text:style-name="T1">Тема 5.2. Структурный синтез КА. Графический метод.</text:span></text:p>
      <text:p text:style-name="P46"><text:span text:style-name="T1">Тема 5.3. Структурный синтез КА. Табличные методы</text:span></text:p>
      <text:p text:style-name="P46"><text:span text:style-name="T1">Раздел 6 Операционные автоматы, языки описания ОА, управляющие автоматы</text:span></text:p>
      <text:p text:style-name="P46"><text:span text:style-name="T1">Тема 6. 1.</text:span><text:span text:style-name="T22"> </text:span><text:span text:style-name="T1">Операционный автомат. Синтез ОА.</text:span></text:p>
      <text:p text:style-name="P46"><text:span text:style-name="T1">Тема 6.1. Управляющий автомат с жёсткой логикой. Синтез</text:span></text:p>
      <text:p text:style-name="P46"><text:span text:style-name="T1">Тема 6.2. Управляющий автомат с МП- принципом управления.</text:span></text:p>
      <text:p text:style-name="P46"><text:span text:style-name="T1">Тема 6.3. Управляющий автомат с распределителем сигналов. Синтез</text:span></text:p>
      <text:p text:style-name="P46"><text:span text:style-name="T1">Раздел 7 Вероятностные автоматы (2)</text:span></text:p>
      <text:p text:style-name="P46"><text:span text:style-name="T1">Тема 7. 1. Основные понятия, определения, классификация.</text:span></text:p>
      <text:p text:style-name="P46"><text:span text:style-name="T1">Тема 7.2. Способы задания вероятностных автоматов</text:span></text:p>
      <text:p text:style-name="P46"><text:span text:style-name="T1">Тема 7.3. Методы анализа вероятностных автоматов без памяти</text:span></text:p>
      <text:p text:style-name="P46"><text:span text:style-name="T1">.Тема 7.4. Методы синтеза вероятностных автоматов без памяти</text:span></text:p>
      <text:p text:style-name="P46"><text:span text:style-name="T1">Тема 7.5. Вероятностные автоматы с памятью.</text:span></text:p>
      <text:p text:style-name="P59"/>
      <text:list xml:id="list161015066398351" text:continue-list="list161015572050089" text:style-name="WWNum4">
        <text:list-item>
          <text:p text:style-name="P62"><text:span text:style-name="T1">Оценивание обучающегося на экзамене по дисциплине</text:span></text:p>
        </text:list-item>
      </text:list>
      <text:p text:style-name="P54"><text:span text:style-name="T1">__________________________________________________________________</text:span></text:p>
      <text:p text:style-name="P57"><text:soft-page-break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4"><text:span text:style-name="T21">Оценка </text:span></text:p>
          </table:table-cell>
          <table:table-cell table:style-name="Таблица3.B1" office:value-type="string">
            <text:p text:style-name="P56"><text:span text:style-name="T21">Требования к знаниям</text:span></text:p>
          </table:table-cell>
        </table:table-row>
        <table:table-row table:style-name="Таблица3.1">
          <table:table-cell table:style-name="Таблица3.A1" office:value-type="string">
            <text:p text:style-name="P54"><text:span text:style-name="T21">«отлично»</text:span></text:p>
          </table:table-cell>
          <table:table-cell table:style-name="Таблица3.B1" office:value-type="string">
            <text:p text:style-name="P54"><text:span text:style-name="T21">Глубоко и прочно усвоил программный материал, исчерпывающе, последовательно, четко и логически стройно его излагает, умеет тесно увязывать теорию с практикой, свободно справляется с задачами, вопросами и другими видами применения знаний, не затрудняется с ответом при видоизменении заданий, использует в ответе материал научной литературы, правильно обосновывает принятое решение, владеет разносторонними навыками и приемами выполнения практических задач.</text:span></text:p>
          </table:table-cell>
        </table:table-row>
        <table:table-row table:style-name="Таблица3.1">
          <table:table-cell table:style-name="Таблица3.A1" office:value-type="string">
            <text:p text:style-name="P54"><text:span text:style-name="T21">«хорошо»</text:span></text:p>
          </table:table-cell>
          <table:table-cell table:style-name="Таблица3.B1" office:value-type="string">
            <text:p text:style-name="P54"><text:span text:style-name="T21">Твердо знает материал, грамотно и по существу излагает его, не допускает существенных неточностей в ответе на вопрос, правильно применяет теоретические положения при решении практических вопросов и задач, владеет необходимыми навыками и приемами их выполнения.</text:span></text:p>
          </table:table-cell>
        </table:table-row>
        <table:table-row table:style-name="Таблица3.4">
          <table:table-cell table:style-name="Таблица3.A1" office:value-type="string">
            <text:p text:style-name="P54"><text:span text:style-name="T21">«удовлетворительно»</text:span></text:p>
          </table:table-cell>
          <table:table-cell table:style-name="Таблица3.B1" office:value-type="string">
            <text:p text:style-name="P54"><text:span text:style-name="T21">Имеет знания только основного материала, но не усвоил его деталей, допускает неточности, недостаточно правильные формулировки, нарушения логической последовательности в изложении программного материала, испытывает затруднения при выполнении практических работ.</text:span></text:p>
          </table:table-cell>
        </table:table-row>
        <table:table-row table:style-name="Таблица3.1">
          <table:table-cell table:style-name="Таблица3.A1" office:value-type="string">
            <text:p text:style-name="P54"><text:span text:style-name="T21">«неудовлетворительно»</text:span></text:p>
          </table:table-cell>
          <table:table-cell table:style-name="Таблица3.B1" office:value-type="string">
            <text:p text:style-name="P54"><text:span text:style-name="T21">Не знает значительной части программного материала, допускает существенные ошибки, неуверенно, с большими затруднениями выполняет практические работы. </text:span></text:p>
          </table:table-cell>
        </table:table-row>
      </table:table>
      <text:p text:style-name="P57"/>
      <text:p text:style-name="P59"/>
      <text:list xml:id="list161014283894848" text:continue-numbering="true" text:style-name="WWNum4">
        <text:list-item>
          <text:p text:style-name="P19"><text:span text:style-name="T1">Материалы для оценки знаний, умений, владений (экзаменационные билеты, тесты и др.)</text:span></text:p>
        </text:list-item>
      </text:list>
      <text:p text:style-name="P4"/>
      <text:p text:style-name="P31"><text:span text:style-name="T1">Вопросы к экзамену по теории автоматов</text:span></text:p>
      <text:p text:style-name="P11"><text:span text:style-name="T1"><text:s text:c="7"/>Основные понятия <text:s/>и определения ТЦА.</text:span></text:p>
      <text:list xml:id="list7134708592391114355" text:style-name="WWNum7">
        <text:list-item>
          <text:p text:style-name="P47"><text:span text:style-name="T1">Классификация цифровых автоматов.</text:span></text:p>
        </text:list-item>
        <text:list-item>
          <text:p text:style-name="P47"><text:span text:style-name="T1">Основные задачи, решаемые ТЦА.,</text:span></text:p>
        </text:list-item>
        <text:list-item>
          <text:p text:style-name="P47"><text:span text:style-name="T1">Логические основы ТЦА. Способы задания логических функций.</text:span></text:p>
        </text:list-item>
        <text:list-item>
          <text:p text:style-name="P47"><text:span text:style-name="T1">Минимизация логических функций с помощью диаграмм Вейча.</text:span></text:p>
        </text:list-item>
        <text:list-item>
          <text:p text:style-name="P47"><text:span text:style-name="T1">Анализ и синтез комбинационных схем на микросхемах малой и средней степени интеграции.</text:span></text:p>
        </text:list-item>
        <text:list-item>
          <text:p text:style-name="P47"><text:span text:style-name="T1">Особенности синтеза схем с несколькими выходами.</text:span></text:p>
        </text:list-item>
        <text:list-item>
          <text:p text:style-name="P47"><text:span text:style-name="T1">Синтез схем на базе дешифраторов и шифраторов.</text:span></text:p>
        </text:list-item>
        <text:list-item>
          <text:p text:style-name="P47"><text:span text:style-name="T1">Синтез схем на мультиплексорах.</text:span></text:p>
        </text:list-item>
        <text:list-item>
          <text:p text:style-name="P47"><text:span text:style-name="T1">Синтез схем на ПЗУ и ПЛМ.</text:span></text:p>
        </text:list-item>
        <text:list-item>
          <text:p text:style-name="P47"><text:soft-page-break/><text:span text:style-name="T1">Табличный способ задания конечных автоматов.</text:span></text:p>
        </text:list-item>
        <text:list-item>
          <text:p text:style-name="P47"><text:span text:style-name="T1">Графический способ задания конечных автоматов..</text:span></text:p>
        </text:list-item>
        <text:list-item>
          <text:p text:style-name="P47"><text:span text:style-name="T1">Элементарные автоматы.</text:span></text:p>
        </text:list-item>
        <text:list-item>
          <text:p text:style-name="P47"><text:span text:style-name="T1">Регистры для приема и выдачи данных.</text:span></text:p>
        </text:list-item>
        <text:list-item>
          <text:p text:style-name="P47"><text:span text:style-name="T1">Регистры сдвига.</text:span></text:p>
        </text:list-item>
        <text:list-item>
          <text:p text:style-name="P47"><text:span text:style-name="T1">Датчик псевдослучайных чисел.</text:span></text:p>
        </text:list-item>
        <text:list-item>
          <text:p text:style-name="P47"><text:span text:style-name="T1">Суммирующие и вычитающие счетчики.</text:span></text:p>
        </text:list-item>
        <text:list-item>
          <text:p text:style-name="P47"><text:span text:style-name="T1">Счетчики с различным коэффициентом пересчета.</text:span></text:p>
        </text:list-item>
        <text:list-item>
          <text:p text:style-name="P47"><text:span text:style-name="T1">Абстрактный синтез КА.</text:span></text:p>
        </text:list-item>
        <text:list-item>
          <text:p text:style-name="P47"><text:span text:style-name="T1">Структурный синтез КА: графический метод.</text:span></text:p>
        </text:list-item>
        <text:list-item>
          <text:p text:style-name="P47"><text:span text:style-name="T1">Структурный синтез КА: табличный метод.</text:span></text:p>
        </text:list-item>
        <text:list-item>
          <text:p text:style-name="P47"><text:span text:style-name="T1">Синтез автомата для реализации вычислительных операций.</text:span></text:p>
        </text:list-item>
        <text:list-item>
          <text:p text:style-name="P47"><text:span text:style-name="T1">Синтез операционного автомата.</text:span></text:p>
        </text:list-item>
        <text:list-item>
          <text:p text:style-name="P47"><text:span text:style-name="T1">Синтез управляющего автомата с жесткой логикой.</text:span></text:p>
        </text:list-item>
        <text:list-item>
          <text:p text:style-name="P47"><text:span text:style-name="T1">Синтез управляющего автомата с микропрограммным принципом управления.</text:span></text:p>
        </text:list-item>
        <text:list-item>
          <text:p text:style-name="P47"><text:span text:style-name="T1">Синтез управляющего автомата на основе распределителей сигналов.</text:span></text:p>
        </text:list-item>
        <text:list-item>
          <text:p text:style-name="P47"><text:span text:style-name="T1">Вероятностный автомат. Типы ВА. Способы задания ВА.</text:span></text:p>
        </text:list-item>
        <text:list-item>
          <text:p text:style-name="P47"><text:span text:style-name="T1">Анализ работы ВА.</text:span></text:p>
        </text:list-item>
        <text:list-item>
          <text:p text:style-name="P47"><text:span text:style-name="T1">Синтез вероятностных автоматов.</text:span></text:p>
        </text:list-item>
        <text:list-item>
          <text:p text:style-name="P47"><text:span text:style-name="T1">Способы получения булевых случайных величин.</text:span></text:p>
        </text:list-item>
      </text:list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weight="bold" style:font-weight-asian="bold" style:font-size-complex="10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6.502cm" fo:margin-right="0cm" fo:text-align="justify" style:justify-single-word="false" fo:text-indent="-6.502cm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fo:font-weight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WW8Num10z1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0z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WW8Num10z3" style:family="text"/>
    <style:style style:name="WW8Num11z0" style:family="text">
      <style:text-properties fo:font-size="14pt" fo:font-weight="normal" style:font-size-asian="14pt" style:font-weight-asian="normal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3z1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fo:color="#000000"/>
    </style:style>
    <style:style style:name="WW8Num15z2" style:family="text"/>
    <style:style style:name="WW8Num16z0" style:family="text">
      <style:text-properties fo:color="#000000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/>
    </style:style>
    <style:style style:name="WW8Num17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1" style:family="text">
      <style:text-properties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style:font-name-complex="Times New Roman1" style:font-family-complex="'Times New Roman'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4pt" style:font-size-asian="14pt" style:font-name-complex="Symbol2" style:font-family-complex="Symbol" style:font-family-generic-complex="system" style:font-pitch-complex="variable" style:font-size-complex="14pt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fo:font-weight="bold" style:font-weight-asian="bold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/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0" style:family="text">
      <style:text-properties style:font-name-complex="Times New Roman1" style:font-family-complex="'Times New Roman'" style:font-family-generic-complex="system" style:font-pitch-complex="variable"/>
    </style:style>
    <style:style style:name="WW8Num28z1" style:family="text">
      <style:text-properties style:font-name-complex="Times New Roman1" style:font-family-complex="'Times New Roman'" style:font-family-generic-complex="system" style:font-pitch-complex="variable"/>
    </style:style>
    <style:style style:name="WW8Num2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2pt" style:font-size-asian="12pt"/>
    </style:style>
    <style:style style:name="Название_20_Знак" style:display-name="Название Знак" style:family="text">
      <style:text-properties fo:font-size="12pt" fo:font-weight="bold" style:font-size-asian="12pt" style:font-weight-asian="bold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Абзац_20_списка_20_Знак" style:display-name="Абзац списка Знак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weight-asian="normal"/>
    </style:style>
    <style:style style:name="ListLabel_20_3" style:display-name="ListLabel 3" style:family="tex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font-size="14pt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4pt" fo:font-weight="normal" style:font-size-asian="14pt" style:font-weight-asian="normal" style:font-size-complex="14pt"/>
    </style:style>
    <style:style style:name="ListLabel_20_7" style:display-name="ListLabel 7" style:family="text">
      <style:text-properties fo:font-size="14pt" fo:font-weight="bold" style:font-size-asian="14pt" style:font-name-complex="Symbol2" style:font-family-complex="Symbol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5:22:00</meta:creation-date>
    <meta:initial-creator>Павел Лонцих</meta:initial-creator>
    <dc:language>ru-RU</dc:language>
    <dc:creator>Виктор Григорьевич Кирий</dc:creator>
    <dc:date>2016-08-17T09:10:00</dc:date>
    <meta:editing-cycles>3</meta:editing-cycles>
    <dc:title>Приказ</dc:title>
    <meta:editing-duration>PT1M</meta:editing-duration>
    <meta:generator>LibreOffice/5.1.5.2$Linux_X86_64 LibreOffice_project/10m0$Build-2</meta:generator>
    <meta:document-statistic meta:table-count="3" meta:image-count="0" meta:object-count="0" meta:page-count="14" meta:paragraph-count="281" meta:word-count="1594" meta:character-count="12951" meta:non-whitespace-character-count="11389"/>
    <meta:template xlink:type="simple" xlink:actuate="onRequest" xlink:title="Normal" xlink:href=""/>
  </office:meta>
</office:document-meta>
</file>